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P : Initiation à la réalisation d'objets Visual Basic</text:h>
      <text:p text:style-name="Standard"/>
      <text:p text:style-name="P1">L'objectif de ce TP est de réaliser différents objets dédiés à la mesure, à la commande de procédés physiques via un programme informatique.</text:p>
      <text:p text:style-name="P1">Nous réaliserons un objet de type diode électroluminescente DEL qui pourra être facilement réutilisé<text:note text:id="ftn0" text:note-class="footnote"><text:note-citation>1</text:note-citation><text:note-body><text:p text:style-name="Footnote">Voir la définition du concept de modularité <text:a xlink:type="simple" xlink:href="http://fr.wikipedia.org/wiki/Modularité">http://fr.wikipedia.org/wiki/Modularit%C3%A9</text:a></text:p></text:note-body></text:note> dans d'autres projets.</text:p>
      <text:p text:style-name="P1">Pour se faire nous aborderons différents concepts de la programmation orientée objet (POO) tels que : l'<text:span text:style-name="T1">encapsulation</text:span> de code et l'écriture de <text:span text:style-name="T1">méthodes</text:span> et de <text:span text:style-name="T1">propriétés</text:span> permettant de modifier l'état d'un objet, l'<text:span text:style-name="T1">agrégation</text:span> et l'<text:span text:style-name="T1">héritage</text:span><text:span text:style-name="T2">.</text:span></text:p>
      <text:p text:style-name="P1"/>
      <text:h text:style-name="Heading_20_1" text:outline-level="1">1. Réalisation de la LED grâce à un PictureBox</text:h>
      <text:p text:style-name="P2">Placez un PictureBox Picture1 ainsi que deux CommandButtons cmdAllumer et cmdEteindre sur la feuille principale frmMain de votre projet.</text:p>
      <text:p text:style-name="P2">Ecrivez un programme qui dessine un disque (cercle plein) en rouge vif (vbRed) lorsque l'on clique sur le bouton allumer et en rouge foncé lorsque l'on clique sur le bouton éteindre.</text:p>
      <text:p text:style-name="P2">Remarque : le PictureBox aura une taille de 255x255.</text:p>
      <text:p text:style-name="P2">On obtiendra la couleur rouge foncée à l'aide des composantes rouge-vert-bleu (RGB<text:note text:id="ftn1" text:note-class="footnote"><text:note-citation>2</text:note-citation><text:note-body><text:p text:style-name="Footnote"><text:a xlink:type="simple" xlink:href="http://fr.wikipedia.org/wiki/Rouge_vert_bleu">http://fr.wikipedia.org/wiki/Rouge_vert_bleu</text:a></text:p></text:note-body></text:note>) de la couleur. En Visual Basic 6, une telle couleur est désignée ainsi : &amp;HBBGGRR</text:p>
      <text:p text:style-name="P2">RR composante rouge en hexadécimal de 00 à FF (soit de 0 à 255 en décimal)</text:p>
      <text:p text:style-name="P2">GG composante verte en hexadécimal de 00 à FF (soit de 0 à 255 en décimal)</text:p>
      <text:p text:style-name="P2">BB composante bleue en hexadécimal de 00 à FF (soit de 0 à 255 en décimal)</text:p>
      <text:p text:style-name="P2">On utilisera ainsi pour couleur rouge foncé la constante &amp;H000090</text:p>
      <text:h text:style-name="Heading_20_1" text:outline-level="1">2. Inverser l'état de la LED</text:h>
      <text:p text:style-name="P2">Ajoutez un CommandButton cmdInverser. Ce bouton doit permettre d'allumer la LED si elle était précédemment éteinte et l'éteindre si elle était précédemment allumée.</text:p>
      <text:p text:style-name="P2">On remarque que pour réaliser (proprement) une telle opération il est nécessaire de stocker l'<text:span text:style-name="T1">état</text:span> de la LED (allumée ou éteinte) dans une variable de type « Boolean ». On appelera m_etat cette variable.</text:p>
      <text:p text:style-name="P2">Réalisez une procédure nommée « dessiner » qui dessine la LED en rouge vif ou en rouge foncé en fonction de l'état de la LED.</text:p>
      <text:p text:style-name="P2">Réalisez les procédures « allumer », « eteindre », « inverser ». Dans chaque procédure on modifiera l'état de la LED m_etat et on appelera la procédure « dessiner » à la suite afin de mettre à jour le dessin.</text:p>
      <text:p text:style-name="P2">Les procédures de traitement de l'évènement Click sur chaque bouton (cmdAllumer_Click(), cmdEteindre_Click(), cmdInverser_Click()) devront alors appeler respectivement les procédures personnalisées allumer(), eteindre() et inverser().</text:p>
      <text:p text:style-name="P2">Remarque : on lancera la procédure « dessiner » également lors de l'évènement Form_Activate ou lors de l'événement Paint du PictureBox afin que la LED soit bien dessinée également au lancement du programme.</text:p>
      <text:h text:style-name="Heading_20_1" text:outline-level="1"><text:soft-page-break/>3. Encapsulation de la LED et test de la LED dans le projet</text:h>
      <text:p text:style-name="P2"/>
      <text:p text:style-name="Text_20_body">2.2. Création d'un contrôle utilisateur.</text:p>
      <text:p text:style-name="Text_20_body">Nous allons maintenant faire en sorte que tout le traitement du fonctionnement de notre LED soit réalisé à l'intérieur d'un nouveau contrôle : on parle alors de « contrôle utilisateur ». Cela permettra d'avoir dans la feuille frmMain le minimum de code possible (juste le traitement des événements Click sur chacun des 3 boutons).</text:p>
      <text:p text:style-name="Text_20_body">Dans la fenêtre du projet, faites un clic droit sur le nom de votre projet et cliquez sur Ajouter &gt; Contrôle Utilisateur.</text:p>
      <text:p text:style-name="Text_20_body"/>
      <text:p text:style-name="Text_20_body"> Attribut m_etat (membre)</text:p>
      <text:p text:style-name="Text_20_body"> Propriété Etat</text:p>
      <text:p text:style-name="Text_20_body"> Méthode allumer</text:p>
      <text:p text:style-name="Text_20_body"> Méthode eteindre</text:p>
      <text:p text:style-name="Text_20_body"> Méthode inverser</text:p>
      <text:p text:style-name="Text_20_body"> Notion de diagramme UML</text:p>
      <text:p text:style-name="Text_20_body"> Evénement Etat_Changed</text:p>
      <text:p text:style-name="Text_20_body"><text:bookmark text:name="kqoz"/>Création d'un bouton poussoir lumineux</text:p>
      <text:p text:style-name="Text_20_body"/>
      <text:p text:style-name="Standard">Evènement MouseUp / MouseDown =&gt; Propriété mécanique<text:bookmark text:name="j4d:"/><text:line-break/><text:bookmark text:name="whms"/><text:line-break/>Création d'un afficheur d'octet</text:p>
      <text:p text:style-name="Standard"/>
      <text:p text:style-name="Standard">notion d'agrégation<text:bookmark text:name="nq9i"/><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creation-date>2008-04-28T14:39:34</meta:creation-date>
    <dc:date>2008-04-28T15:13:59</dc:date>
    <meta:editing-cycles>5</meta:editing-cycles>
    <meta:editing-duration>PT34M33S</meta:editing-duration>
    <meta:user-defined meta:name="Info 1"/>
    <meta:user-defined meta:name="Info 2"/>
    <meta:user-defined meta:name="Info 3"/>
    <meta:user-defined meta:name="Info 4"/>
    <meta:document-statistic meta:table-count="0" meta:image-count="0" meta:object-count="0" meta:page-count="2" meta:paragraph-count="36" meta:word-count="555" meta:character-count="3555"/>
  </office:meta>
</office:document-meta>
</file>